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ed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mbang</text:span><text:span text:style-name="T3"><text:tab/></text:span><text:span text:style-name="T2">Prénom : </text:span><text:span text:style-name="T1">marie christelle</text:span></text:p>
      <text:p text:style-name="P3">Date de naissance : </text:p>
      <text:p text:style-name="P2"/>
      <text:p text:style-name="P4">Date de demande de l'examen : <text:span text:style-name="T1">17 Mai 2017</text:span></text:p>
      <text:p text:style-name="P4">Nom du prescripteur : <text:span text:style-name="T4">assigui akoutou david </text:span><text:tab/></text:p>
      <text:p text:style-name="P4">Nom du service prescripteur de l'examen :<text:span text:style-name="T4">gyneco</text:span> <text:tab/></text:p>
      <text:p text:style-name="Heading_20_2"/>
      <text:p text:style-name="Heading_20_2">Infection</text:p>
      <text:list xml:id="list6017639256081734046" text:style-name="L1">
        <text:list-item>
          <text:p text:style-name="P5">PCV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5-17T10:50:45.494942291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43" meta:character-count="252" meta:non-whitespace-character-count="211"/>
  </office:meta>
</office:document-meta>
</file>